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4.179cm"/>
    </style:style>
    <style:style style:name="co3" style:family="table-column">
      <style:table-column-properties fo:break-before="auto" style:column-width="2.769cm"/>
    </style:style>
    <style:style style:name="co4" style:family="table-column">
      <style:table-column-properties fo:break-before="auto" style:column-width="2.466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3.958cm"/>
    </style:style>
    <style:style style:name="co7" style:family="table-column">
      <style:table-column-properties fo:break-before="auto" style:column-width="3.681cm"/>
    </style:style>
    <style:style style:name="co8" style:family="table-column">
      <style:table-column-properties fo:break-before="auto" style:column-width="5.888cm"/>
    </style:style>
    <style:style style:name="co9" style:family="table-column">
      <style:table-column-properties fo:break-before="auto" style:column-width="5.25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Ожидаемое число шагов</text:p>
          </table:table-cell>
          <table:table-cell office:value-type="string" calcext:value-type="string">
            <text:p><text:s/>Реальное число шагов</text:p>
          </table:table-cell>
          <table:table-cell table:style-name="Default" office:value-type="string" calcext:value-type="string">
            <text:p><text:s/>dx ожидаемое</text:p>
          </table:table-cell>
          <table:table-cell table:style-name="Default" office:value-type="string" calcext:value-type="string">
            <text:p><text:s/>dx реальное</text:p>
          </table:table-cell>
          <table:table-cell office:value-type="string" calcext:value-type="string">
            <text:p><text:s/>Разность постоянна?</text:p>
          </table:table-cell>
          <table:table-cell office:value-type="string" calcext:value-type="string">
            <text:p><text:s/>Полученный результат</text:p>
          </table:table-cell>
          <table:table-cell office:value-type="string" calcext:value-type="string">
            <text:p><text:s/>Требуемый результат</text:p>
          </table:table-cell>
          <table:table-cell office:value-type="string" calcext:value-type="string">
            <text:p>Абсолютная погрешность результата</text:p>
          </table:table-cell>
          <table:table-cell office:value-type="string" calcext:value-type="string">
            <text:p>Относительная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table:style-name="ce1" office:value-type="float" office:value="0.000000119209" calcext:value-type="float">
            <text:p>1,19E-007</text:p>
          </table:table-cell>
          <table:table-cell table:style-name="ce1" office:value-type="float" office:value="0.000000104308" calcext:value-type="float">
            <text:p>1,04E-007</text:p>
          </table:table-cell>
          <table:table-cell table:formula="of:=[.F2]-[.G2]" office:value-type="float" office:value="0.000000014901" calcext:value-type="float">
            <text:p>1,4901E-008</text:p>
          </table:table-cell>
          <table:table-cell table:formula="of:=[.H2]/[.G2]" office:value-type="float" office:value="0.142855773286805" calcext:value-type="float">
            <text:p>0,14285577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table:style-name="ce1" office:value-type="float" office:value="0.000000238419" calcext:value-type="float">
            <text:p>2,38E-007</text:p>
          </table:table-cell>
          <table:table-cell table:style-name="ce1" office:value-type="float" office:value="0.000000208616" calcext:value-type="float">
            <text:p>2,09E-007</text:p>
          </table:table-cell>
          <table:table-cell table:formula="of:=[.F3]-[.G3]" office:value-type="float" office:value="0.000000029803" calcext:value-type="float">
            <text:p>2,9803E-008</text:p>
          </table:table-cell>
          <table:table-cell table:formula="of:=[.H3]/[.G3]" office:value-type="float" office:value="0.142860566782989" calcext:value-type="float">
            <text:p>0,14286056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table:style-name="ce1" office:value-type="float" office:value="0.000000372529" calcext:value-type="float">
            <text:p>3,73E-007</text:p>
          </table:table-cell>
          <table:table-cell table:style-name="ce1" office:value-type="float" office:value="0.000000417233" calcext:value-type="float">
            <text:p>4,17E-007</text:p>
          </table:table-cell>
          <table:table-cell table:formula="of:=[.F4]-[.G4]" office:value-type="float" office:value="-0.000000044704" calcext:value-type="float">
            <text:p>-4,4704E-008</text:p>
          </table:table-cell>
          <table:table-cell table:formula="of:=[.H4]/[.G4]" office:value-type="float" office:value="-0.10714396991609" calcext:value-type="float">
            <text:p>-0,10714396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table:style-name="ce1" office:value-type="float" office:value="0.000000745058" calcext:value-type="float">
            <text:p>7,45E-007</text:p>
          </table:table-cell>
          <table:table-cell table:style-name="ce1" office:value-type="float" office:value="0.000000834465" calcext:value-type="float">
            <text:p>8,34E-007</text:p>
          </table:table-cell>
          <table:table-cell table:formula="of:=[.F5]-[.G5]" office:value-type="float" office:value="-0.0000000894069999999999" calcext:value-type="float">
            <text:p>-8,94069999999999E-008</text:p>
          </table:table-cell>
          <table:table-cell table:formula="of:=[.H5]/[.G5]" office:value-type="float" office:value="-0.107142899941879" calcext:value-type="float">
            <text:p>-0,10714289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table:style-name="ce1" office:value-type="float" office:value="0.00000147521" calcext:value-type="float">
            <text:p>1,48E-006</text:p>
          </table:table-cell>
          <table:table-cell table:style-name="ce1" office:value-type="float" office:value="0.00000166893" calcext:value-type="float">
            <text:p>1,67E-006</text:p>
          </table:table-cell>
          <table:table-cell table:formula="of:=[.F6]-[.G6]" office:value-type="float" office:value="-0.00000019372" calcext:value-type="float">
            <text:p>-1,9372E-007</text:p>
          </table:table-cell>
          <table:table-cell table:formula="of:=[.H6]/[.G6]" office:value-type="float" office:value="-0.116074371004176" calcext:value-type="float">
            <text:p>-0,1160743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table:style-name="ce1" office:value-type="float" office:value="0.00000293553" calcext:value-type="float">
            <text:p>2,94E-006</text:p>
          </table:table-cell>
          <table:table-cell table:style-name="ce1" office:value-type="float" office:value="0.00000333786" calcext:value-type="float">
            <text:p>3,34E-006</text:p>
          </table:table-cell>
          <table:table-cell table:formula="of:=[.F7]-[.G7]" office:value-type="float" office:value="-0.00000040233" calcext:value-type="float">
            <text:p>-4,0233E-007</text:p>
          </table:table-cell>
          <table:table-cell table:formula="of:=[.H7]/[.G7]" office:value-type="float" office:value="-0.120535313044885" calcext:value-type="float">
            <text:p>-0,1205353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table:style-name="ce1" office:value-type="float" office:value="0.00000585616" calcext:value-type="float">
            <text:p>5,86E-006</text:p>
          </table:table-cell>
          <table:table-cell table:style-name="ce1" office:value-type="float" office:value="0.00000667572" calcext:value-type="float">
            <text:p>6,68E-006</text:p>
          </table:table-cell>
          <table:table-cell table:formula="of:=[.F8]-[.G8]" office:value-type="float" office:value="-0.00000081956" calcext:value-type="float">
            <text:p>-8,1956E-007</text:p>
          </table:table-cell>
          <table:table-cell table:formula="of:=[.H8]/[.G8]" office:value-type="float" office:value="-0.122767282031002" calcext:value-type="float">
            <text:p>-0,1227672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1" calcext:value-type="float">
            <text:p>111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table:style-name="ce1" office:value-type="float" office:value="0.0000116974" calcext:value-type="float">
            <text:p>1,17E-005</text:p>
          </table:table-cell>
          <table:table-cell table:style-name="ce1" office:value-type="float" office:value="0.0000133514" calcext:value-type="float">
            <text:p>1,34E-005</text:p>
          </table:table-cell>
          <table:table-cell table:formula="of:=[.F9]-[.G9]" office:value-type="float" office:value="-0.000001654" calcext:value-type="float">
            <text:p>-0,000001654</text:p>
          </table:table-cell>
          <table:table-cell table:formula="of:=[.H9]/[.G9]" office:value-type="float" office:value="-0.123882139700706" calcext:value-type="float">
            <text:p>-0,123882139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3" calcext:value-type="float">
            <text:p>223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table:style-name="ce1" office:value-type="float" office:value="0.0000233799" calcext:value-type="float">
            <text:p>2,34E-005</text:p>
          </table:table-cell>
          <table:table-cell table:style-name="ce1" office:value-type="float" office:value="0.0000267029" calcext:value-type="float">
            <text:p>2,67E-005</text:p>
          </table:table-cell>
          <table:table-cell table:formula="of:=[.F10]-[.G10]" office:value-type="float" office:value="-0.000003323" calcext:value-type="float">
            <text:p>-0,000003323</text:p>
          </table:table-cell>
          <table:table-cell table:formula="of:=[.H10]/[.G10]" office:value-type="float" office:value="-0.124443412513248" calcext:value-type="float">
            <text:p>-0,124443412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7" calcext:value-type="float">
            <text:p>447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table:style-name="ce1" office:value-type="float" office:value="0.0000467449" calcext:value-type="float">
            <text:p>4,67E-005</text:p>
          </table:table-cell>
          <table:table-cell table:style-name="ce1" office:value-type="float" office:value="0.0000534058" calcext:value-type="float">
            <text:p>5,34E-005</text:p>
          </table:table-cell>
          <table:table-cell table:formula="of:=[.F11]-[.G11]" office:value-type="float" office:value="-0.0000066609" calcext:value-type="float">
            <text:p>-6,6609E-006</text:p>
          </table:table-cell>
          <table:table-cell table:formula="of:=[.H11]/[.G11]" office:value-type="float" office:value="-0.124722408427549" calcext:value-type="float">
            <text:p>-0,124722408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95" calcext:value-type="float">
            <text:p>895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table:style-name="ce1" office:value-type="float" office:value="0.000093475" calcext:value-type="float">
            <text:p>9,35E-005</text:p>
          </table:table-cell>
          <table:table-cell office:value-type="float" office:value="0.000106812" calcext:value-type="float">
            <text:p>0,000106812</text:p>
          </table:table-cell>
          <table:table-cell table:formula="of:=[.F12]-[.G12]" office:value-type="float" office:value="-0.000013337" calcext:value-type="float">
            <text:p>-0,000013337</text:p>
          </table:table-cell>
          <table:table-cell table:formula="of:=[.H12]/[.G12]" office:value-type="float" office:value="-0.124864247462832" calcext:value-type="float">
            <text:p>-0,124864247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91" calcext:value-type="float">
            <text:p>1791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office:value-type="float" office:value="0.000186935" calcext:value-type="float">
            <text:p>0,000186935</text:p>
          </table:table-cell>
          <table:table-cell office:value-type="float" office:value="0.000213623" calcext:value-type="float">
            <text:p>0,000213623</text:p>
          </table:table-cell>
          <table:table-cell table:formula="of:=[.F13]-[.G13]" office:value-type="float" office:value="-0.000026688" calcext:value-type="float">
            <text:p>-0,000026688</text:p>
          </table:table-cell>
          <table:table-cell table:formula="of:=[.H13]/[.G13]" office:value-type="float" office:value="-0.124930367984721" calcext:value-type="float">
            <text:p>-0,12493036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583" calcext:value-type="float">
            <text:p>3583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office:value-type="float" office:value="0.000373855" calcext:value-type="float">
            <text:p>0,000373855</text:p>
          </table:table-cell>
          <table:table-cell office:value-type="float" office:value="0.000427246" calcext:value-type="float">
            <text:p>0,000427246</text:p>
          </table:table-cell>
          <table:table-cell table:formula="of:=[.F14]-[.G14]" office:value-type="float" office:value="-0.000053391" calcext:value-type="float">
            <text:p>-0,000053391</text:p>
          </table:table-cell>
          <table:table-cell table:formula="of:=[.H14]/[.G14]" office:value-type="float" office:value="-0.124965476563853" calcext:value-type="float">
            <text:p>-0,124965476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7167" calcext:value-type="float">
            <text:p>7167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office:value-type="float" office:value="0.000747696" calcext:value-type="float">
            <text:p>0,000747696</text:p>
          </table:table-cell>
          <table:table-cell office:value-type="float" office:value="0.000854492" calcext:value-type="float">
            <text:p>0,000854492</text:p>
          </table:table-cell>
          <table:table-cell table:formula="of:=[.F15]-[.G15]" office:value-type="float" office:value="-0.000106796" calcext:value-type="float">
            <text:p>-0,000106796</text:p>
          </table:table-cell>
          <table:table-cell table:formula="of:=[.H15]/[.G15]" office:value-type="float" office:value="-0.124981860567448" calcext:value-type="float">
            <text:p>-0,124981860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4335" calcext:value-type="float">
            <text:p>14335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office:value-type="float" office:value="0.00149538" calcext:value-type="float">
            <text:p>0,00149538</text:p>
          </table:table-cell>
          <table:table-cell office:value-type="float" office:value="0.00170898" calcext:value-type="float">
            <text:p>0,00170898</text:p>
          </table:table-cell>
          <table:table-cell table:formula="of:=[.F16]-[.G16]" office:value-type="float" office:value="-0.0002136" calcext:value-type="float">
            <text:p>-0,0002136</text:p>
          </table:table-cell>
          <table:table-cell table:formula="of:=[.H16]/[.G16]" office:value-type="float" office:value="-0.12498683425201" calcext:value-type="float">
            <text:p>-0,1249868343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8671" calcext:value-type="float">
            <text:p>28671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office:value-type="float" office:value="0.00299074" calcext:value-type="float">
            <text:p>0,00299074</text:p>
          </table:table-cell>
          <table:table-cell office:value-type="float" office:value="0.00341797" calcext:value-type="float">
            <text:p>0,00341797</text:p>
          </table:table-cell>
          <table:table-cell table:formula="of:=[.F17]-[.G17]" office:value-type="float" office:value="-0.00042723" calcext:value-type="float">
            <text:p>-0,00042723</text:p>
          </table:table-cell>
          <table:table-cell table:formula="of:=[.H17]/[.G17]" office:value-type="float" office:value="-0.124995245716024" calcext:value-type="float">
            <text:p>-0,1249952457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7343" calcext:value-type="float">
            <text:p>57343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office:value-type="float" office:value="0.00598146" calcext:value-type="float">
            <text:p>0,00598146</text:p>
          </table:table-cell>
          <table:table-cell office:value-type="float" office:value="0.00683594" calcext:value-type="float">
            <text:p>0,00683594</text:p>
          </table:table-cell>
          <table:table-cell table:formula="of:=[.F18]-[.G18]" office:value-type="float" office:value="-0.00085448" calcext:value-type="float">
            <text:p>-0,00085448</text:p>
          </table:table-cell>
          <table:table-cell table:formula="of:=[.H18]/[.G18]" office:value-type="float" office:value="-0.12499817142924" calcext:value-type="float">
            <text:p>-0,1249981714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4687" calcext:value-type="float">
            <text:p>114687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office:value-type="float" office:value="0.0119629" calcext:value-type="float">
            <text:p>0,0119629</text:p>
          </table:table-cell>
          <table:table-cell office:value-type="float" office:value="0.0136719" calcext:value-type="float">
            <text:p>0,0136719</text:p>
          </table:table-cell>
          <table:table-cell table:formula="of:=[.F19]-[.G19]" office:value-type="float" office:value="-0.001709" calcext:value-type="float">
            <text:p>-0,001709</text:p>
          </table:table-cell>
          <table:table-cell table:formula="of:=[.H19]/[.G19]" office:value-type="float" office:value="-0.125000914284042" calcext:value-type="float">
            <text:p>-0,125000914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9375" calcext:value-type="float">
            <text:p>229375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office:value-type="float" office:value="0.0239258" calcext:value-type="float">
            <text:p>0,0239258</text:p>
          </table:table-cell>
          <table:table-cell office:value-type="float" office:value="0.0273438" calcext:value-type="float">
            <text:p>0,0273438</text:p>
          </table:table-cell>
          <table:table-cell table:formula="of:=[.F20]-[.G20]" office:value-type="float" office:value="-0.003418" calcext:value-type="float">
            <text:p>-0,003418</text:p>
          </table:table-cell>
          <table:table-cell table:formula="of:=[.H20]/[.G20]" office:value-type="float" office:value="-0.125000914284042" calcext:value-type="float">
            <text:p>-0,1250009143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58751" calcext:value-type="float">
            <text:p>458751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office:value-type="float" office:value="0.0478516" calcext:value-type="float">
            <text:p>0,0478516</text:p>
          </table:table-cell>
          <table:table-cell office:value-type="float" office:value="0.0546875" calcext:value-type="float">
            <text:p>0,0546875</text:p>
          </table:table-cell>
          <table:table-cell table:formula="of:=[.F21]-[.G21]" office:value-type="float" office:value="-0.0068359" calcext:value-type="float">
            <text:p>-0,0068359</text:p>
          </table:table-cell>
          <table:table-cell table:formula="of:=[.H21]/[.G21]" office:value-type="float" office:value="-0.124999314285714" calcext:value-type="float">
            <text:p>-0,1249993143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17503" calcext:value-type="float">
            <text:p>917503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office:value-type="float" office:value="0.0957031" calcext:value-type="float">
            <text:p>0,0957031</text:p>
          </table:table-cell>
          <table:table-cell office:value-type="float" office:value="0.109375" calcext:value-type="float">
            <text:p>0,109375</text:p>
          </table:table-cell>
          <table:table-cell table:formula="of:=[.F22]-[.G22]" office:value-type="float" office:value="-0.0136719" calcext:value-type="float">
            <text:p>-0,0136719</text:p>
          </table:table-cell>
          <table:table-cell table:formula="of:=[.H22]/[.G22]" office:value-type="float" office:value="-0.125000228571429" calcext:value-type="float">
            <text:p>-0,1250002286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835007" calcext:value-type="float">
            <text:p>1835007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office:value-type="float" office:value="0.191406" calcext:value-type="float">
            <text:p>0,191406</text:p>
          </table:table-cell>
          <table:table-cell office:value-type="float" office:value="0.21875" calcext:value-type="float">
            <text:p>0,21875</text:p>
          </table:table-cell>
          <table:table-cell table:formula="of:=[.F23]-[.G23]" office:value-type="float" office:value="-0.027344" calcext:value-type="float">
            <text:p>-0,027344</text:p>
          </table:table-cell>
          <table:table-cell table:formula="of:=[.H23]/[.G23]" office:value-type="float" office:value="-0.125001142857143" calcext:value-type="float">
            <text:p>-0,1250011429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3670015" calcext:value-type="float">
            <text:p>3670015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office:value-type="float" office:value="0.401786" calcext:value-type="float">
            <text:p>0,401786</text:p>
          </table:table-cell>
          <table:table-cell office:value-type="float" office:value="0.4375" calcext:value-type="float">
            <text:p>0,4375</text:p>
          </table:table-cell>
          <table:table-cell table:formula="of:=[.F24]-[.G24]" office:value-type="float" office:value="-0.035714" calcext:value-type="float">
            <text:p>-0,035714</text:p>
          </table:table-cell>
          <table:table-cell table:formula="of:=[.H24]/[.G24]" office:value-type="float" office:value="-0.0816320000000001" calcext:value-type="float">
            <text:p>-0,0816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7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7T21:35:38.381807122</dc:date>
    <meta:document-statistic meta:table-count="1" meta:cell-count="216" meta:object-count="0"/>
    <meta:generator>LibreOffice/4.1.6.2$Linux_X86_64 LibreOffice_project/410m0$Build-2</meta:generator>
  </office:meta>
</office:document-meta>
</file>